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6-0161 <text:s text:c="28"/>25/06/2015</text:p>
      <text:p text:style-name="P12"><text:s text:c="6"/>Sociedad Compañía Hidráulica S.A. de C.V.</text:p>
      <text:p text:style-name="P13"><text:s text:c="7"/>Calle Quequeisque, Jardines de Merliot No. 44-G, Santa Tecla. <text:s text:c="3"/></text:p>
      <text:p text:style-name="P14"><text:s text:c="11"/>La Libertad <text:s text:c="13"/>0614-051108-103-1 <text:s text:c="28"/>191937-5</text:p>
      <text:p text:style-name="P14"><text:s text:c="41"/>Venta de Otros productos no clasif.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Hosting por un año</text:span><text:tab/> <text:s text:c="33"/><text:span text:style-name="T3">$ 75 <text:s text:c="23"/>$ 75</text:span></text:p>
      <text:p text:style-name="P2"><text:s text:c="4"/></text:p>
      <text:p text:style-name="P8"><text:span text:style-name="T2"><text:s text:c="3"/>1 <text:s text:c="8"/></text:span><text:s/><text:span text:style-name="T2">Renovación anual de dominio COHISA.COM.SV</text:span><text:tab/> <text:s text:c="33"/><text:span text:style-name="T3">$ 29.95 <text:s text:c="23"/>$ 29.95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104.95 </text:p>
      <text:p text:style-name="P18">118.59 <text:s text:c="82"/><text:span text:style-name="T5">$ </text:span>13.64</text:p>
      <text:p text:style-name="P16"><text:span text:style-name="T1"><text:s text:c="19"/></text:span><text:s text:c="69"/><text:span text:style-name="T5">$</text:span> <text:span text:style-name="T1">118.59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118.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